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b1424" officeooo:paragraph-rsid="000b1424"/>
    </style:style>
    <style:style style:name="P2" style:family="paragraph" style:parent-style-name="Standard">
      <style:text-properties officeooo:rsid="000b650f" officeooo:paragraph-rsid="000b650f"/>
    </style:style>
    <style:style style:name="P3" style:family="paragraph" style:parent-style-name="Standard">
      <style:text-properties officeooo:rsid="000c3c57" officeooo:paragraph-rsid="000c3c57"/>
    </style:style>
    <style:style style:name="T1" style:family="text">
      <style:text-properties officeooo:rsid="000b1424"/>
    </style:style>
    <style:style style:name="T2" style:family="text">
      <style:text-properties officeooo:rsid="000b650f"/>
    </style:style>
    <style:style style:name="T3" style:family="text">
      <style:text-properties officeooo:rsid="000c3c5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Итоки циклов 1 июня.</text:p>
      <text:p text:style-name="P1"/>
      <text:p text:style-name="Standard"><text:span text:style-name="T1">Сначала я знакомился с книгой </text:span><text:reference-mark-start text:name="ZOTERO_ITEM CSL_CITATION {&quot;citationID&quot;:&quot;YUwflVTC&quot;,&quot;properties&quot;:{&quot;formattedCitation&quot;:&quot;[1]&quot;,&quot;plainCitation&quot;:&quot;[1]&quot;,&quot;noteIndex&quot;:0},&quot;citationItems&quot;:[{&quot;id&quot;:302,&quot;uris&quot;:[&quot;http://zotero.org/users/6606028/items/XTGLI2UR&quot;],&quot;uri&quot;:[&quot;http://zotero.org/users/6606028/items/XTGLI2UR&quot;],&quot;itemData&quot;:{&quot;id&quot;:302,&quot;type&quot;:&quot;book&quot;,&quot;call-number&quot;:&quot;PN83 .A43 1972&quot;,&quot;edition&quot;:&quot;Rev. and updated ed&quot;,&quot;event-place&quot;:&quot;New York&quot;,&quot;ISBN&quot;:&quot;978-0-671-21280-3&quot;,&quot;number-of-pages&quot;:&quot;426&quot;,&quot;publisher&quot;:&quot;Simon and Schuster&quot;,&quot;publisher-place&quot;:&quot;New York&quot;,&quot;source&quot;:&quot;Library of Congress ISBN&quot;,&quot;title&quot;:&quot;How to read a book&quot;,&quot;author&quot;:[{&quot;family&quot;:&quot;Adler&quot;,&quot;given&quot;:&quot;Mortimer Jerome&quot;},{&quot;family&quot;:&quot;Van Doren&quot;,&quot;given&quot;:&quot;Charles&quot;}],&quot;issued&quot;:{&quot;date-parts&quot;:[[&quot;1972&quot;]]}}}],&quot;schema&quot;:&quot;https://github.com/citation-style-language/schema/raw/master/csl-citation.json&quot;} RNDGxdaHVRdq9"/><text:span text:style-name="T1">[1]</text:span><text:reference-mark-end text:name="ZOTERO_ITEM CSL_CITATION {&quot;citationID&quot;:&quot;YUwflVTC&quot;,&quot;properties&quot;:{&quot;formattedCitation&quot;:&quot;[1]&quot;,&quot;plainCitation&quot;:&quot;[1]&quot;,&quot;noteIndex&quot;:0},&quot;citationItems&quot;:[{&quot;id&quot;:302,&quot;uris&quot;:[&quot;http://zotero.org/users/6606028/items/XTGLI2UR&quot;],&quot;uri&quot;:[&quot;http://zotero.org/users/6606028/items/XTGLI2UR&quot;],&quot;itemData&quot;:{&quot;id&quot;:302,&quot;type&quot;:&quot;book&quot;,&quot;call-number&quot;:&quot;PN83 .A43 1972&quot;,&quot;edition&quot;:&quot;Rev. and updated ed&quot;,&quot;event-place&quot;:&quot;New York&quot;,&quot;ISBN&quot;:&quot;978-0-671-21280-3&quot;,&quot;number-of-pages&quot;:&quot;426&quot;,&quot;publisher&quot;:&quot;Simon and Schuster&quot;,&quot;publisher-place&quot;:&quot;New York&quot;,&quot;source&quot;:&quot;Library of Congress ISBN&quot;,&quot;title&quot;:&quot;How to read a book&quot;,&quot;author&quot;:[{&quot;family&quot;:&quot;Adler&quot;,&quot;given&quot;:&quot;Mortimer Jerome&quot;},{&quot;family&quot;:&quot;Van Doren&quot;,&quot;given&quot;:&quot;Charles&quot;}],&quot;issued&quot;:{&quot;date-parts&quot;:[[&quot;1972&quot;]]}}}],&quot;schema&quot;:&quot;https://github.com/citation-style-language/schema/raw/master/csl-citation.json&quot;} RNDGxdaHVRdq9"/> <text:span text:style-name="T1">Перед тем как читать ее саму, я решил почитать отзывы о ней на гудридс, и это оказалось на удивленеи информативно, интересно и продкутивно. Раньше я так никогда не делал и читал книгу сразу, не разобравшись толком, о чем она, какие у нее достоинства и недостатки, нравится ли она людям, решает ли задачи, которые перед собой ставит.</text:span></text:p>
      <text:p text:style-name="Standard"><text:reference-mark-start text:name="ZOTERO_ITEM CSL_CITATION {&quot;citationID&quot;:&quot;M2OhXEvj&quot;,&quot;properties&quot;:{&quot;formattedCitation&quot;:&quot;[1]&quot;,&quot;plainCitation&quot;:&quot;[1]&quot;,&quot;noteIndex&quot;:0},&quot;citationItems&quot;:[{&quot;id&quot;:302,&quot;uris&quot;:[&quot;http://zotero.org/users/6606028/items/XTGLI2UR&quot;],&quot;uri&quot;:[&quot;http://zotero.org/users/6606028/items/XTGLI2UR&quot;],&quot;itemData&quot;:{&quot;id&quot;:302,&quot;type&quot;:&quot;book&quot;,&quot;call-number&quot;:&quot;PN83 .A43 1972&quot;,&quot;edition&quot;:&quot;Rev. and updated ed&quot;,&quot;event-place&quot;:&quot;New York&quot;,&quot;ISBN&quot;:&quot;978-0-671-21280-3&quot;,&quot;number-of-pages&quot;:&quot;426&quot;,&quot;publisher&quot;:&quot;Simon and Schuster&quot;,&quot;publisher-place&quot;:&quot;New York&quot;,&quot;source&quot;:&quot;Library of Congress ISBN&quot;,&quot;title&quot;:&quot;How to read a book&quot;,&quot;author&quot;:[{&quot;family&quot;:&quot;Adler&quot;,&quot;given&quot;:&quot;Mortimer Jerome&quot;},{&quot;family&quot;:&quot;Van Doren&quot;,&quot;given&quot;:&quot;Charles&quot;}],&quot;issued&quot;:{&quot;date-parts&quot;:[[&quot;1972&quot;]]}}}],&quot;schema&quot;:&quot;https://github.com/citation-style-language/schema/raw/master/csl-citation.json&quot;} RNDJ8fEfohuTo"/>[1]<text:reference-mark-end text:name="ZOTERO_ITEM CSL_CITATION {&quot;citationID&quot;:&quot;M2OhXEvj&quot;,&quot;properties&quot;:{&quot;formattedCitation&quot;:&quot;[1]&quot;,&quot;plainCitation&quot;:&quot;[1]&quot;,&quot;noteIndex&quot;:0},&quot;citationItems&quot;:[{&quot;id&quot;:302,&quot;uris&quot;:[&quot;http://zotero.org/users/6606028/items/XTGLI2UR&quot;],&quot;uri&quot;:[&quot;http://zotero.org/users/6606028/items/XTGLI2UR&quot;],&quot;itemData&quot;:{&quot;id&quot;:302,&quot;type&quot;:&quot;book&quot;,&quot;call-number&quot;:&quot;PN83 .A43 1972&quot;,&quot;edition&quot;:&quot;Rev. and updated ed&quot;,&quot;event-place&quot;:&quot;New York&quot;,&quot;ISBN&quot;:&quot;978-0-671-21280-3&quot;,&quot;number-of-pages&quot;:&quot;426&quot;,&quot;publisher&quot;:&quot;Simon and Schuster&quot;,&quot;publisher-place&quot;:&quot;New York&quot;,&quot;source&quot;:&quot;Library of Congress ISBN&quot;,&quot;title&quot;:&quot;How to read a book&quot;,&quot;author&quot;:[{&quot;family&quot;:&quot;Adler&quot;,&quot;given&quot;:&quot;Mortimer Jerome&quot;},{&quot;family&quot;:&quot;Van Doren&quot;,&quot;given&quot;:&quot;Charles&quot;}],&quot;issued&quot;:{&quot;date-parts&quot;:[[&quot;1972&quot;]]}}}],&quot;schema&quot;:&quot;https://github.com/citation-style-language/schema/raw/master/csl-citation.json&quot;} RNDJ8fEfohuTo"/> <text:span text:style-name="T1">Я хотел читать, чтобы улучшить свои навыки чтения, чтобы лучше усваивать информацию, лучше применять в жизни инсайты из книг. Прочитав отзывы, я понял, что это не самая лучшая книги из доступных, которая сможет помочь мне справиться с этими задачами. Для книги характерен сухой, многословный, академический, снисходительный тон. Автор перечисляет большое количество правил без добавления личных историй и примеров из жизни. </text:span></text:p>
      <text:p text:style-name="P1">Автор выделяет 4 вида чтения: элементарное, инспективное, аналитическое и синтопическое. Остановимся на каждом подробнее.</text:p>
      <text:p text:style-name="P1">Под элементарным чтением здесь понимается простое прочитывание текста без особых приемов и усилий. </text:p>
      <text:p text:style-name="P1">Инспективное состоит из нескольких шагов. Следует прочитать название, предисловие, оглавление, пролистать книгу в нескольких местах. Затем можно быстро прочитать ее, не останавливаясь на сложных местах. Таким образом о книге создастся общее впечатление. Следует уметь в виде 1 предложения сформулировать, о чем она. Понимать крупноуровневую структуру. </text:p>
      <text:p text:style-name="P1">Большая часть книги посвящена аналитическому чтению. В общей сложности автор выделяет окло 15 правил, разбросанных по нескольким галвам. В общем-то, они сводятся к тому, что чем активнее читатель, тем лучше. Читатель должен задаваться вопросами, какую проблему ставит перед собой автор, какие аргументы он использует, какими терминами пользуется, где он информирован, где неинформирован, где дезинформирован, справился ли автор с задачей.</text:p>
      <text:p text:style-name="P2">Под синтопическим чтением здесь понимается чтение нескольких книг для глубокого погружения в исследуемую область.</text:p>
      <text:p text:style-name="P2">Я не буду читать эту книгу, потому что она старая и не опирается на исследования и прмиеры того, что люди, применив принципы из этой книги, стали читать лучше.</text:p>
      <text:p text:style-name="P2"/>
      <text:p text:style-name="Standard"><text:span text:style-name="T2">После этого я стал читать отзывы на гудридс про </text:span><text:reference-mark-start text:name="ZOTERO_ITEM CSL_CITATION {&quot;citationID&quot;:&quot;SGKCIDkG&quot;,&quot;properties&quot;:{&quot;formattedCitation&quot;:&quot;[2]&quot;,&quot;plainCitation&quot;:&quot;[2]&quot;,&quot;noteIndex&quot;:0},&quot;citationItems&quot;:[{&quot;id&quot;:206,&quot;uris&quot;:[&quot;http://zotero.org/users/6606028/items/5J6IX5HL&quot;],&quot;uri&quot;:[&quot;http://zotero.org/users/6606028/items/5J6IX5HL&quot;],&quot;itemData&quot;:{&quot;id&quot;:206,&quot;type&quot;:&quot;book&quot;,&quot;abstract&quot;:&quot;\&quot;Future-proof your career and maximize your competitive advantage by becoming an Ultralearner --the skill necessary to stay relevant, reinvent yourself, and adapt to whatever the workplace throws your way\&quot;--&quot;,&quot;call-number&quot;:&quot;HF5381 .Y698 2019&quot;,&quot;event-place&quot;:&quot;New York City&quot;,&quot;ISBN&quot;:&quot;978-0-06-285268-7&quot;,&quot;publisher&quot;:&quot;HarperBusiness&quot;,&quot;publisher-place&quot;:&quot;New York City&quot;,&quot;source&quot;:&quot;Library of Congress ISBN&quot;,&quot;title&quot;:&quot;Ultralearning: timeless techniques for mastering hard skills&quot;,&quot;title-short&quot;:&quot;Ultralearning&quot;,&quot;author&quot;:[{&quot;family&quot;:&quot;Young&quot;,&quot;given&quot;:&quot;Scott&quot;}],&quot;issued&quot;:{&quot;date-parts&quot;:[[&quot;2019&quot;]]}}}],&quot;schema&quot;:&quot;https://github.com/citation-style-language/schema/raw/master/csl-citation.json&quot;} RNDFc96hpnguR"/><text:span text:style-name="T2">[2]</text:span><text:reference-mark-end text:name="ZOTERO_ITEM CSL_CITATION {&quot;citationID&quot;:&quot;SGKCIDkG&quot;,&quot;properties&quot;:{&quot;formattedCitation&quot;:&quot;[2]&quot;,&quot;plainCitation&quot;:&quot;[2]&quot;,&quot;noteIndex&quot;:0},&quot;citationItems&quot;:[{&quot;id&quot;:206,&quot;uris&quot;:[&quot;http://zotero.org/users/6606028/items/5J6IX5HL&quot;],&quot;uri&quot;:[&quot;http://zotero.org/users/6606028/items/5J6IX5HL&quot;],&quot;itemData&quot;:{&quot;id&quot;:206,&quot;type&quot;:&quot;book&quot;,&quot;abstract&quot;:&quot;\&quot;Future-proof your career and maximize your competitive advantage by becoming an Ultralearner --the skill necessary to stay relevant, reinvent yourself, and adapt to whatever the workplace throws your way\&quot;--&quot;,&quot;call-number&quot;:&quot;HF5381 .Y698 2019&quot;,&quot;event-place&quot;:&quot;New York City&quot;,&quot;ISBN&quot;:&quot;978-0-06-285268-7&quot;,&quot;publisher&quot;:&quot;HarperBusiness&quot;,&quot;publisher-place&quot;:&quot;New York City&quot;,&quot;source&quot;:&quot;Library of Congress ISBN&quot;,&quot;title&quot;:&quot;Ultralearning: timeless techniques for mastering hard skills&quot;,&quot;title-short&quot;:&quot;Ultralearning&quot;,&quot;author&quot;:[{&quot;family&quot;:&quot;Young&quot;,&quot;given&quot;:&quot;Scott&quot;}],&quot;issued&quot;:{&quot;date-parts&quot;:[[&quot;2019&quot;]]}}}],&quot;schema&quot;:&quot;https://github.com/citation-style-language/schema/raw/master/csl-citation.json&quot;} RNDFc96hpnguR"/></text:p>
      <text:p text:style-name="P2">Про эту книгу люди пишут, что она могла бы быть большим блог-постом и во многом пересказывает идеи автора, которые он пишет у себя в блоге. Книга могла бы быть гораздо короче. Она сильно пересекается с другими похожими книгами. </text:p>
      <text:p text:style-name="P2">Ультраобучение – это интенсивное целеориентированое обучение. Автор разбирает в книге 9 принципов, которые помогают учиться лучше. Я думаю, что в силу того что я совсем не читал ничего по теме, эта книга принесет мне большую пользу. Сам автор известен тем, что получил за 1 год степень бакалавра компьютерных наук в MIT, выучивал языки методом радикального погружения в среду.</text:p>
      <text:p text:style-name="P2">Предметно по книге. Один из упомянутых принципов состоит в том, чтобы приближать свою практику при обучении к тому, ради чего ты учишься. Это как раз похоже на то, о чем я писал и думал недавно – люди сколнны терять свои настоящие цели. Применяя это к учебе, можно сказать, что если хочешь научиться делать х, делай х. Отмечу, что это совсем не то, какое отношенеи к книгам вырабатывается в школе – там книги читают, чтобы быть хорошими мальчиками/девочками и получать пятерки. <text:span text:style-name="T3">Другой принцип – идентифицировать свои слабые места и работать намеренно с ними. Еще там есть про развитие интуиции, экспериментирование, фокусирование. В предисловии авторка книги Atomic Habits пишет об </text:span><text:soft-page-break/><text:span text:style-name="T3">активном подходе автора. Практика создает навыки, без практики будут только знания, которые непонятно, как приложить.</text:span></text:p>
      <text:p text:style-name="P3">Я пролистал книгу, увидел, что там ест ьпро Фейнмана и Ван Гога, про запоминание, про реколл. Я предполагаю. Что эта книга очень поможет мне, потому что я летом как раз хочу учиться.</text:p>
      <text:p text:style-name="P3">Я хочу научиться думать и рассказывать про будущее, думать и рассказывать про ИИ, про эффективный альтруизм.</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1T17:35:36.774982348</meta:creation-date>
    <dc:date>2020-06-01T18:04:15.233829447</dc:date>
    <meta:editing-duration>PT4M18S</meta:editing-duration>
    <meta:editing-cycles>1</meta:editing-cycles>
    <meta:generator>LibreOffice/6.0.7.3$Linux_X86_64 LibreOffice_project/00m0$Build-3</meta:generator>
    <meta:document-statistic meta:table-count="0" meta:image-count="0" meta:object-count="0" meta:page-count="2" meta:paragraph-count="15" meta:word-count="573" meta:character-count="3840" meta:non-whitespace-character-count="3274"/>
    <meta:user-defined meta:name="ZOTERO_PREF_1">&lt;data data-version="3" zotero-version="5.0.87"&gt;&lt;session id="tPZ31ekR"/&gt;&lt;style id="http://www.zotero.org/styles/ieee" locale="en-GB" hasBibliography="1" bibliographyStyleHasBeenSet="0"/&gt;&lt;prefs&gt;&lt;pref name="fieldType" value="ReferenceMark"/&gt;&lt;/prefs&gt;&lt;/data&gt;</meta:user-defined>
  </office:meta>
</office:document-meta>
</file>